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e6e" officeooo:paragraph-rsid="00043e6e"/>
    </style:style>
    <style:style style:name="P2" style:family="paragraph" style:parent-style-name="Standard">
      <style:text-properties fo:font-weight="bold" officeooo:rsid="000ce82d" officeooo:paragraph-rsid="000cf897" style:font-weight-asian="bold" style:font-weight-complex="bold"/>
    </style:style>
    <style:style style:name="P3" style:family="paragraph" style:parent-style-name="Standard">
      <style:text-properties fo:font-weight="bold" officeooo:rsid="000cf897" officeooo:paragraph-rsid="000cf897" style:font-weight-asian="bold" style:font-weight-complex="bold"/>
    </style:style>
    <style:style style:name="P4" style:family="paragraph" style:parent-style-name="Standard">
      <style:text-properties fo:font-weight="bold" officeooo:rsid="000fe04c" officeooo:paragraph-rsid="000fe04c" style:font-weight-asian="bold" style:font-weight-complex="bold"/>
    </style:style>
    <style:style style:name="P5" style:family="paragraph" style:parent-style-name="Standard">
      <style:text-properties fo:font-weight="bold" officeooo:rsid="000fe04c" officeooo:paragraph-rsid="001cd7a7" style:font-weight-asian="bold" style:font-weight-complex="bold"/>
    </style:style>
    <style:style style:name="P6" style:family="paragraph" style:parent-style-name="Standard">
      <style:text-properties fo:font-weight="bold" officeooo:rsid="000fe04c" officeooo:paragraph-rsid="0020a55a" style:font-weight-asian="bold" style:font-weight-complex="bold"/>
    </style:style>
    <style:style style:name="P7" style:family="paragraph" style:parent-style-name="Standard">
      <style:text-properties fo:font-weight="bold" officeooo:rsid="000df7ec" officeooo:paragraph-rsid="000df7ec" style:font-weight-asian="bold" style:font-weight-complex="bold"/>
    </style:style>
    <style:style style:name="P8" style:family="paragraph" style:parent-style-name="Standard">
      <style:text-properties fo:font-size="22pt" fo:font-weight="bold" officeooo:rsid="000ce82d" officeooo:paragraph-rsid="000ce82d" style:font-size-asian="22pt" style:font-weight-asian="bold" style:font-size-complex="22pt" style:font-weight-complex="bold"/>
    </style:style>
    <style:style style:name="P9" style:family="paragraph" style:parent-style-name="Standard">
      <style:text-properties fo:font-weight="normal" officeooo:rsid="000cf897" officeooo:paragraph-rsid="000cf897" style:font-weight-asian="normal" style:font-weight-complex="normal"/>
    </style:style>
    <style:style style:name="P10" style:family="paragraph" style:parent-style-name="Standard">
      <style:text-properties fo:font-weight="normal" officeooo:rsid="000fe04c" officeooo:paragraph-rsid="000df7ec" style:font-weight-asian="normal" style:font-weight-complex="normal"/>
    </style:style>
    <style:style style:name="P11" style:family="paragraph" style:parent-style-name="Standard">
      <style:text-properties fo:font-weight="normal" officeooo:rsid="000fe04c" officeooo:paragraph-rsid="000fe04c" style:font-weight-asian="normal" style:font-weight-complex="normal"/>
    </style:style>
    <style:style style:name="P12" style:family="paragraph" style:parent-style-name="Standard">
      <style:text-properties fo:font-weight="normal" officeooo:rsid="000fe04c" officeooo:paragraph-rsid="0020a55a" style:font-weight-asian="normal" style:font-weight-complex="normal"/>
    </style:style>
    <style:style style:name="P13" style:family="paragraph" style:parent-style-name="Standard">
      <style:text-properties fo:font-weight="normal" officeooo:rsid="0010a962" officeooo:paragraph-rsid="000fe04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7ec" style:font-weight-asian="normal" style:font-weight-complex="normal"/>
    </style:style>
    <style:style style:name="T3" style:family="text">
      <style:text-properties fo:font-weight="normal" officeooo:rsid="000fe04c" style:font-weight-asian="normal" style:font-weight-complex="normal"/>
    </style:style>
    <style:style style:name="T4" style:family="text">
      <style:text-properties fo:font-weight="normal" officeooo:rsid="0010a962" style:font-weight-asian="normal" style:font-weight-complex="normal"/>
    </style:style>
    <style:style style:name="T5" style:family="text">
      <style:text-properties fo:font-weight="normal" officeooo:rsid="00113c96" style:font-weight-asian="normal" style:font-weight-complex="normal"/>
    </style:style>
    <style:style style:name="T6" style:family="text">
      <style:text-properties fo:font-weight="normal" officeooo:rsid="0016261b" style:font-weight-asian="normal" style:font-weight-complex="normal"/>
    </style:style>
    <style:style style:name="T7" style:family="text">
      <style:text-properties fo:font-weight="normal" officeooo:rsid="0016cfe4" style:font-weight-asian="normal" style:font-weight-complex="normal"/>
    </style:style>
    <style:style style:name="T8" style:family="text">
      <style:text-properties fo:font-weight="normal" officeooo:rsid="0016e1b0" style:font-weight-asian="normal" style:font-weight-complex="normal"/>
    </style:style>
    <style:style style:name="T9" style:family="text">
      <style:text-properties fo:font-weight="normal" officeooo:rsid="0017ce63" style:font-weight-asian="normal" style:font-weight-complex="normal"/>
    </style:style>
    <style:style style:name="T10" style:family="text">
      <style:text-properties fo:font-weight="normal" officeooo:rsid="00198234" style:font-weight-asian="normal" style:font-weight-complex="normal"/>
    </style:style>
    <style:style style:name="T11" style:family="text">
      <style:text-properties fo:font-weight="normal" officeooo:rsid="001b2cdf" style:font-weight-asian="normal" style:font-weight-complex="normal"/>
    </style:style>
    <style:style style:name="T12" style:family="text">
      <style:text-properties fo:font-weight="normal" officeooo:rsid="001f9d08" style:font-weight-asian="normal" style:font-weight-complex="normal"/>
    </style:style>
    <style:style style:name="T13" style:family="text">
      <style:text-properties fo:font-weight="normal" officeooo:rsid="0020a55a" style:font-weight-asian="normal" style:font-weight-complex="normal"/>
    </style:style>
    <style:style style:name="T14" style:family="text">
      <style:text-properties fo:font-weight="normal" officeooo:rsid="0020957a" style:font-weight-asian="normal" style:font-weight-complex="normal"/>
    </style:style>
    <style:style style:name="T15" style:family="text">
      <style:text-properties fo:font-weight="normal" officeooo:rsid="00216f1f" style:font-weight-asian="normal" style:font-weight-complex="normal"/>
    </style:style>
    <style:style style:name="T16" style:family="text">
      <style:text-properties fo:font-weight="normal" officeooo:rsid="002ff12d" style:font-weight-asian="normal" style:font-weight-complex="normal"/>
    </style:style>
    <style:style style:name="T17" style:family="text">
      <style:text-properties officeooo:rsid="0017ff85"/>
    </style:style>
    <style:style style:name="T18" style:family="text">
      <style:text-properties officeooo:rsid="00198234"/>
    </style:style>
    <style:style style:name="T19" style:family="text">
      <style:text-properties officeooo:rsid="00216f1f"/>
    </style:style>
    <style:style style:name="T20" style:family="text">
      <style:text-properties officeooo:rsid="002947f6"/>
    </style:style>
    <style:style style:name="T21" style:family="text">
      <style:text-properties officeooo:rsid="002c2f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:</text:p>
      <text:p text:style-name="P1"/>
      <text:p text:style-name="P2">Første prioritet: <text:span text:style-name="T1">Færdig en flot visualisering med nuværende parametre (timebin length, threshold, number of bins, </text:span><text:span text:style-name="T10">start tidspunkt</text:span><text:span text:style-name="T1">) og statistikker (average degree).</text:span></text:p>
      <text:p text:style-name="P9">1. Lav mulighed for at vælge parametrene interaktivt. <text:span text:style-name="T19">ASGER</text:span></text:p>
      <text:p text:style-name="P3"><text:span text:style-name="T6">3</text:span><text:span text:style-name="T1">. </text:span><text:span text:style-name="T2">Lav </text:span><text:span text:style-name="T12">tidspunkts-</text:span><text:span text:style-name="T2">ticks på tidsakserne. </text:span><text:span text:style-name="T15">STOFFER</text:span></text:p>
      <text:p text:style-name="P7"><text:span text:style-name="T6">4</text:span><text:span text:style-name="T1">. </text:span><text:span text:style-name="T3">Design siden med css. </text:span><text:span text:style-name="T15">STOFFER</text:span></text:p>
      <text:p text:style-name="P10"/>
      <text:p text:style-name="P5">Anden prioritet: </text:p>
      <text:p text:style-name="P5"><text:span text:style-name="T1">* Klargør visualiseringen til eksamen: Tekst, fortælling. </text:span><text:span text:style-name="T15">ASGER</text:span></text:p>
      <text:p text:style-name="P6"><text:span text:style-name="T1">* </text:span><text:span text:style-name="T13">Opdater graf visualiseringen:</text:span></text:p>
      <text:p text:style-name="P6"><text:span text:style-name="T13">–- </text:span><text:span text:style-name="T11">Gør så at visualiseringen ikke “shuffler” ved tisskift <text:s/></text:span><text:span text:style-name="T15">STOFFER</text:span></text:p>
      <text:p text:style-name="P6"><text:span text:style-name="T11">–- </text:span><text:span text:style-name="T14">zoom ind på grafen</text:span><text:span text:style-name="T11"> </text:span><text:span text:style-name="T15">STOFFER</text:span></text:p>
      <text:p text:style-name="P6"><text:span text:style-name="T15">--- </text:span><text:span text:style-name="T16">Community detection ASGER</text:span></text:p>
      <text:p text:style-name="P12">* <text:span text:style-name="T17">Mulighed for at sammenligne to valg af parametre: STOFFER</text:span></text:p>
      <text:p text:style-name="P12">--- <text:span text:style-name="T17">få de to visuelle outputs under hinanden</text:span></text:p>
      <text:p text:style-name="P12"/>
      <text:p text:style-name="P4">Tredje prioritet: <text:span text:style-name="T1">Udvid visualiseringen. Muligheder:</text:span></text:p>
      <text:p text:style-name="P11">* Nye parametre:</text:p>
      <text:p text:style-name="P11">--- antal skans i hver bin.</text:p>
      <text:p text:style-name="P11">--- <text:span text:style-name="T18">vælg start og slut tidspunkt i stedet for (offset, number of bins)</text:span></text:p>
      <text:p text:style-name="P11">--- directed graf</text:p>
      <text:p text:style-name="P11">--- akkumuler links (til bitcoins dataset)</text:p>
      <text:p text:style-name="P11"/>
      <text:p text:style-name="P4"><text:span text:style-name="T1">* </text:span><text:span text:style-name="T4">Nye statistikker:</text:span></text:p>
      <text:p text:style-name="P13">--- degree distribution <text:span text:style-name="T21">ASGER</text:span></text:p>
      <text:p text:style-name="P13">--- cluster coefficient</text:p>
      <text:p text:style-name="P11"/>
      <text:p text:style-name="P4"><text:span text:style-name="T1">* </text:span><text:span text:style-name="T4">Generaliser:</text:span></text:p>
      <text:p text:style-name="P4"><text:span text:style-name="T4">--- </text:span><text:span text:style-name="T5">mulighed for at uploade andre datasets</text:span></text:p>
      <text:p text:style-name="P4"><text:span text:style-name="T5">--- </text:span><text:span text:style-name="T9">bitcoin datasettet (kræver at directed graf og akkumuler links parametrene er implementere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55:11.136112494</meta:creation-date>
    <dc:date>2018-01-13T02:10:35.871063565</dc:date>
    <meta:editing-duration>PT2H26M40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63" meta:character-count="1093" meta:non-whitespace-character-count="953"/>
  </office:meta>
</office:document-meta>
</file>